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7.5pt" style:font-size-asian="7.5pt" style:font-size-complex="7.5pt"/>
    </style:style>
    <style:style style:name="P2" style:family="paragraph" style:parent-style-name="Header">
      <style:text-properties fo:font-size="8pt" officeooo:rsid="00194347" officeooo:paragraph-rsid="001ada6a"/>
    </style:style>
    <style:style style:name="P3" style:family="paragraph" style:parent-style-name="Header">
      <style:text-properties fo:font-size="8pt" officeooo:rsid="00194347" officeooo:paragraph-rsid="001b473d"/>
    </style:style>
    <style:style style:name="P4" style:family="paragraph" style:parent-style-name="Header">
      <style:text-properties officeooo:rsid="00194347" officeooo:paragraph-rsid="001ada6a"/>
    </style:style>
    <style:style style:name="P5" style:family="paragraph" style:parent-style-name="Header">
      <style:text-properties officeooo:rsid="00194347" officeooo:paragraph-rsid="001b473d"/>
    </style:style>
    <style:style style:name="T1" style:family="text">
      <style:text-properties officeooo:rsid="000beadc"/>
    </style:style>
    <style:style style:name="T2" style:family="text">
      <style:text-properties officeooo:rsid="001800fc"/>
    </style:style>
    <style:style style:name="T3" style:family="text">
      <style:text-properties officeooo:rsid="001ada6a"/>
    </style:style>
    <style:style style:name="T4" style:family="text">
      <style:text-properties officeooo:rsid="001b47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!DOCTYPE html&gt;</text:p>
      <text:p text:style-name="P1">&lt;html&gt;</text:p>
      <text:p text:style-name="P1"><text:s text:c="4"/>&lt;head&gt;</text:p>
      <text:p text:style-name="P1"><text:s text:c="8"/>&lt;meta charset="UTF-8"/&gt;</text:p>
      <text:p text:style-name="P1"><text:s text:c="8"/>&lt;title&gt; Informações Sobre Google Glass&lt;/title&gt;</text:p>
      <text:p text:style-name="P1"><text:s text:c="8"/>&lt;style&gt;</text:p>
      <text:p text:style-name="P1"><text:s text:c="12"/>body {</text:p>
      <text:p text:style-name="P1"><text:s text:c="15"/>font-family: Arial; </text:p>
      <text:p text:style-name="P1"><text:s text:c="15"/>font-size: 10pt;</text:p>
      <text:p text:style-name="P1"><text:s text:c="12"/>}</text:p>
      <text:p text:style-name="P1"><text:s text:c="12"/>p {</text:p>
      <text:p text:style-name="P1"><text:s text:c="16"/>text-align: justify;</text:p>
      <text:p text:style-name="P1"><text:s text:c="16"/>text-indent: 20px;</text:p>
      <text:p text:style-name="P1"><text:s text:c="12"/>}</text:p>
      <text:p text:style-name="P1"><text:s text:c="12"/>article h1 {</text:p>
      <text:p text:style-name="P1"><text:s text:c="16"/>font-size: 15pt;</text:p>
      <text:p text:style-name="P1"><text:s text:c="16"/>color: #ffffff;</text:p>
      <text:p text:style-name="P1"><text:s text:c="16"/>background-color: rgba(0,0,0,.3);</text:p>
      <text:p text:style-name="P1"><text:s text:c="16"/>padding: 5px;</text:p>
      <text:p text:style-name="P1"><text:s text:c="16"/>margin: 0px;</text:p>
      <text:p text:style-name="P1"><text:s text:c="12"/>}</text:p>
      <text:p text:style-name="P1"><text:s text:c="12"/>article h2 {</text:p>
      <text:p text:style-name="P1"><text:s text:c="16"/>font-size: 13pt;</text:p>
      <text:p text:style-name="P1"><text:s text:c="16"/>color: #888888;</text:p>
      <text:p text:style-name="P1"><text:s text:c="16"/>margin: 0px;</text:p>
      <text:p text:style-name="P1"><text:s text:c="12"/>}</text:p>
      <text:p text:style-name="P1"><text:s text:c="12"/>article {</text:p>
      <text:p text:style-name="P1"><text:s text:c="16"/>margin-bottom: 800px;</text:p>
      <text:p text:style-name="P1"><text:s text:c="12"/>}</text:p>
      <text:p text:style-name="P1"><text:s text:c="12"/>img.img-dir {</text:p>
      <text:p text:style-name="P1"><text:s text:c="16"/>display:block;</text:p>
      <text:p text:style-name="P1"><text:s text:c="16"/>float: right;</text:p>
      <text:p text:style-name="P1"><text:s text:c="16"/>margin-left: 5px;</text:p>
      <text:p text:style-name="P1"><text:s text:c="12"/>}</text:p>
      <text:p text:style-name="P1"><text:s text:c="8"/>&lt;/style&gt;</text:p>
      <text:p text:style-name="P1"><text:s text:c="4"/>&lt;/head&gt;</text:p>
      <text:p text:style-name="P1"><text:s text:c="4"/>&lt;body&gt;</text:p>
      <text:p text:style-name="P1"/>
      <text:p text:style-name="P1">&lt;article id="topo"&gt; </text:p>
      <text:p text:style-name="P1"><text:s text:c="4"/>&lt;header&gt;</text:p>
      <text:p text:style-name="P1"><text:s text:c="8"/>&lt;h2&gt;Clique sobre as áreas destacadas em vermelho&lt;/h2&gt;</text:p>
      <text:p text:style-name="P1"><text:s text:c="4"/>&lt;/header&gt;</text:p>
      <text:p text:style-name="P1">&lt;img src="_imagens/mao.png" alt="Mão apontando para a esquerda"/&gt;</text:p>
      <text:p text:style-name="P1">&lt;/article&gt;</text:p>
      <text:p text:style-name="P1"/>
      <text:p text:style-name="P1">&lt;article id="tela"&gt;</text:p>
      <text:p text:style-name="P1">&lt;header&gt; </text:p>
      <text:p text:style-name="P1">&lt;h1&gt;Tela&lt;/h1&gt;</text:p>
      <text:p text:style-name="P1">&lt;h2&gt;Como o mundo vai aparecer&lt;/h2&gt;</text:p>
      <text:p text:style-name="P1">&lt;/header&gt;</text:p>
      <text:p text:style-name="P1">&lt;p&gt;De acordo com fontes próximas do Google, os óculos vão contar com uma pequena tela de LCD ou AMOLED na parte superior e em frente aos olhos do usuário. Com o uso de uma câmera e GPS, você pode se situar, assim como selecionar opções com o movimento da cabeça.&lt;/p&gt;</text:p>
      <text:p text:style-name="P1">&lt;img src="_imagens/det-tela.jpg" alt="Tela do Google Glass"/&gt;</text:p>
      <text:p text:style-name="P1">&lt;/article&gt;</text:p>
      <text:p text:style-name="P1"/>
      <text:p text:style-name="P1">&lt;article id="camera"&gt;</text:p>
      <text:p text:style-name="P1">&lt;header&gt;</text:p>
      <text:p text:style-name="P1">&lt;h1&gt;Câmera&lt;/h1&gt;</text:p>
      <text:p text:style-name="P1">&lt;h2&gt;Filme e fotografe a qualquer momento&lt;/h2&gt;</text:p>
      <text:p text:style-name="P1">&lt;/header&gt;</text:p>
      <text:p text:style-name="P1">&lt;img src="_imagens/det-camera.jpg" class="img-dir" alt="Câmera do Google Glass"/&gt;</text:p>
      <text:p text:style-name="P1">&lt;p&gt;Com o Google Glass será possível tirar fotos com até 5 megapixels e gravar vídeos com 720 linhas de resolução. Os primeiros vídeos e fotos capturados com o aparelho já começaram a circular pela rede, mas até agora ninguém tem muitas informações técnicas.&lt;/p&gt;&lt;/article&gt;</text:p>
      <text:p text:style-name="P1"/>
      <text:p text:style-name="P1">&lt;article id="sensores"&gt;</text:p>
      <text:p text:style-name="P1">&lt;header&gt;</text:p>
      <text:p text:style-name="P1">&lt;h1&gt;Sensores&lt;/h1&gt;</text:p>
      <text:p text:style-name="P1">&lt;h2&gt;A sensibilidade de um simples óculos&lt;/h2&gt;</text:p>
      <text:p text:style-name="P1">&lt;/header&gt;</text:p>
      <text:p text:style-name="P1">&lt;p&gt;Quem pensa que para comandar o Google Glass vai precisar de teclado e mouse, se engana redondamente. O dispositivo vem com vários tipos de sensores e microfones embutidos. Assim, para dar um comando, basta falar ou passar o dedo na lateral do óculos.&lt;/p&gt;</text:p>
      <text:p text:style-name="P1">&lt;img src="_imagens/det-touch.jpg" alt="Sensores do Google Glass"/&gt;</text:p>
      <text:p text:style-name="P1">&lt;/article&gt;</text:p>
      <text:p text:style-name="P1"/>
      <text:p text:style-name="P1">&lt;article id="gadgets"&gt;</text:p>
      <text:p text:style-name="P1">&lt;header&gt;</text:p>
      <text:p text:style-name="P1">&lt;h1&gt;Bateria e Gadgets&lt;/h1&gt;</text:p>
      <text:p text:style-name="P1">&lt;h2&gt;Quais são os dispositivos que complementam o Glass&lt;/h2&gt;&lt;/header&gt;</text:p>
      <text:p text:style-name="P1">&lt;img src="_imagens/det-bateria.jpg" class="img-dir" alt="Bateria e Gadgets do Google Glas"/&gt;</text:p>
      <text:p text:style-name="P1">&lt;p&gt;Segundo a própria Google, o Glass virá com uma bateria que tem autonomia suficiente para durar um dia inteiro. Apenas algumas atividades como videoconferências e longas filmagens vão exigir um pouco mais. Além disso ele vem com WiFi, Bluetooth, 3G/4G e muito mais.&lt;/p&gt;</text:p>
      <text:p text:style-name="P1">&lt;/article&gt;</text:p>
      <text:p text:style-name="P1">&lt;/body&gt;</text:p>
      <text:p text:style-name="P1">&lt;/html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1" style:family="table-row">
      <style:table-row-properties style:min-row-height="1.092cm"/>
    </style:style>
    <style:style style:name="Tabela1.A1" style:family="table-cell">
      <style:table-cell-properties fo:padding="0.097cm" fo:border="0.5pt solid #000000"/>
    </style:style>
    <style:style style:name="MP1" style:family="paragraph" style:parent-style-name="Header">
      <style:text-properties fo:font-size="8pt" officeooo:rsid="00194347" officeooo:paragraph-rsid="001b473d"/>
    </style:style>
    <style:style style:name="MP2" style:family="paragraph" style:parent-style-name="Header">
      <style:text-properties officeooo:rsid="00194347" officeooo:paragraph-rsid="001b473d"/>
    </style:style>
    <style:style style:name="MP3" style:family="paragraph" style:parent-style-name="Header">
      <style:text-properties fo:font-size="8pt" officeooo:rsid="00194347" officeooo:paragraph-rsid="001ada6a"/>
    </style:style>
    <style:style style:name="MP4" style:family="paragraph" style:parent-style-name="Header">
      <style:text-properties officeooo:rsid="00194347" officeooo:paragraph-rsid="001ada6a"/>
    </style:style>
    <style:style style:name="MT1" style:family="text">
      <style:text-properties officeooo:rsid="000beadc"/>
    </style:style>
    <style:style style:name="MT2" style:family="text">
      <style:text-properties officeooo:rsid="001800fc"/>
    </style:style>
    <style:style style:name="MT3" style:family="text">
      <style:text-properties officeooo:rsid="001ada6a"/>
    </style:style>
    <style:style style:name="MT4" style:family="text">
      <style:text-properties officeooo:rsid="001b473d"/>
    </style:style>
    <style:page-layout style:name="Mpm1">
      <style:page-layout-properties fo:page-width="21.001cm" fo:page-height="29.7cm" style:num-format="1" style:print-orientation="portrait" fo:margin-top="0.612cm" fo:margin-bottom="0.38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05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a1" table:style-name="Tabela1">
          <table:table-column table:style-name="Tabela1.A"/>
          <table:table-row table:style-name="Tabela1.1">
            <table:table-cell table:style-name="Tabela1.A1" office:value-type="string">
              <text:p text:style-name="MP1">HTML, CSS3 e JAVAScript</text:p>
              <text:p text:style-name="MP2">Configuração <text:span text:style-name="MT1">d</text:span><text:span text:style-name="MT2">a Página </text:span><text:span text:style-name="MT3">Google Glass</text:span><text:span text:style-name="MT2"> – html </text:span><text:span text:style-name="MT4">e CSS3 juntos</text:span></text:p>
            </table:table-cell>
          </table:table-row>
        </table:table>
        <text:p text:style-name="MP3"/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08:43:57.303000000</meta:creation-date>
    <dc:date>2025-04-03T09:09:02.359000000</dc:date>
    <meta:editing-duration>PT4M8S</meta:editing-duration>
    <meta:editing-cycles>2</meta:editing-cycles>
    <meta:generator>LibreOffice/7.5.5.2$Windows_X86_64 LibreOffice_project/ca8fe7424262805f223b9a2334bc7181abbcbf5e</meta:generator>
    <meta:document-statistic meta:table-count="1" meta:image-count="0" meta:object-count="0" meta:page-count="1" meta:paragraph-count="77" meta:word-count="356" meta:character-count="2975" meta:non-whitespace-character-count="2234"/>
  </office:meta>
</office:document-meta>
</file>